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9835e"/>
    </style:style>
    <style:style style:name="P2" style:family="paragraph" style:parent-style-name="Text_20_body" style:list-style-name="L1">
      <style:text-properties officeooo:paragraph-rsid="0020ab35"/>
    </style:style>
    <style:style style:name="P3" style:family="paragraph" style:parent-style-name="Text_20_body" style:list-style-name="L1">
      <style:text-properties officeooo:rsid="001844c6" officeooo:paragraph-rsid="001844c6"/>
    </style:style>
    <style:style style:name="P4" style:family="paragraph" style:parent-style-name="Text_20_body" style:list-style-name="L1">
      <style:text-properties officeooo:rsid="001844c6" officeooo:paragraph-rsid="0018e8bc"/>
    </style:style>
    <style:style style:name="P5" style:family="paragraph" style:parent-style-name="Text_20_body" style:list-style-name="L1">
      <style:text-properties officeooo:rsid="0018e8bc" officeooo:paragraph-rsid="0018e8bc"/>
    </style:style>
    <style:style style:name="P6" style:family="paragraph" style:parent-style-name="Text_20_body" style:list-style-name="L1">
      <style:text-properties officeooo:rsid="0018e8bc" officeooo:paragraph-rsid="0019835e"/>
    </style:style>
    <style:style style:name="P7" style:family="paragraph" style:parent-style-name="Text_20_body" style:list-style-name="L1">
      <style:text-properties fo:font-style="normal" officeooo:rsid="0018e8bc" officeooo:paragraph-rsid="0018e8bc" style:font-style-asian="normal" style:font-style-complex="normal"/>
    </style:style>
    <style:style style:name="P8" style:family="paragraph" style:parent-style-name="Text_20_body" style:list-style-name="L1">
      <style:text-properties fo:font-style="normal" officeooo:rsid="001d50ce" officeooo:paragraph-rsid="001d50ce" style:font-style-asian="normal" style:font-style-complex="normal"/>
    </style:style>
    <style:style style:name="P9" style:family="paragraph" style:parent-style-name="Text_20_body" style:list-style-name="L1">
      <style:text-properties fo:font-style="normal" officeooo:rsid="0020b625" officeooo:paragraph-rsid="0020b625" style:font-style-asian="normal" style:font-style-complex="normal"/>
    </style:style>
    <style:style style:name="P10" style:family="paragraph" style:parent-style-name="Text_20_body" style:list-style-name="L1">
      <style:text-properties fo:font-style="normal" officeooo:rsid="0020b625" officeooo:paragraph-rsid="0025e395" style:font-style-asian="normal" style:font-style-complex="normal"/>
    </style:style>
    <style:style style:name="P11" style:family="paragraph" style:parent-style-name="Text_20_body" style:list-style-name="L1">
      <style:text-properties fo:font-style="normal" officeooo:rsid="0020b625" officeooo:paragraph-rsid="00270b0f" style:font-style-asian="normal" style:font-style-complex="normal"/>
    </style:style>
    <style:style style:name="P12" style:family="paragraph" style:parent-style-name="Text_20_body" style:list-style-name="L1">
      <style:text-properties fo:font-style="normal" officeooo:rsid="001e5cab" officeooo:paragraph-rsid="001e5cab" style:font-style-asian="normal" style:font-style-complex="normal"/>
    </style:style>
    <style:style style:name="P13" style:family="paragraph" style:parent-style-name="Text_20_body" style:list-style-name="L1">
      <style:text-properties fo:font-style="normal" officeooo:rsid="001f860e" officeooo:paragraph-rsid="001f860e" style:font-style-asian="normal" style:font-style-complex="normal"/>
    </style:style>
    <style:style style:name="P14" style:family="paragraph" style:parent-style-name="Text_20_body" style:list-style-name="L1">
      <style:text-properties fo:font-style="normal" officeooo:rsid="0020ab35" officeooo:paragraph-rsid="0020ab35" style:font-style-asian="normal" style:font-style-complex="normal"/>
    </style:style>
    <style:style style:name="P15" style:family="paragraph" style:parent-style-name="Text_20_body" style:list-style-name="L1">
      <style:text-properties fo:font-style="normal" officeooo:rsid="0020ab35" officeooo:paragraph-rsid="0020b625" style:font-style-asian="normal" style:font-style-complex="normal"/>
    </style:style>
    <style:style style:name="P16" style:family="paragraph" style:parent-style-name="Text_20_body" style:list-style-name="L1">
      <style:text-properties fo:font-style="normal" officeooo:rsid="0022fd31" officeooo:paragraph-rsid="0022fd31" style:font-style-asian="normal" style:font-style-complex="normal"/>
    </style:style>
    <style:style style:name="P17" style:family="paragraph" style:parent-style-name="Text_20_body" style:list-style-name="L1">
      <style:text-properties fo:font-style="normal" officeooo:rsid="002455d0" officeooo:paragraph-rsid="002455d0" style:font-style-asian="normal" style:font-style-complex="normal"/>
    </style:style>
    <style:style style:name="P18" style:family="paragraph" style:parent-style-name="Text_20_body" style:list-style-name="L1">
      <style:text-properties fo:font-style="normal" officeooo:rsid="0025e395" officeooo:paragraph-rsid="0025e395" style:font-style-asian="normal" style:font-style-complex="normal"/>
    </style:style>
    <style:style style:name="P19" style:family="paragraph" style:parent-style-name="Text_20_body" style:list-style-name="L1">
      <style:text-properties fo:font-style="normal" officeooo:rsid="00270b0f" officeooo:paragraph-rsid="00270b0f" style:font-style-asian="normal" style:font-style-complex="normal"/>
    </style:style>
    <style:style style:name="P20" style:family="paragraph" style:parent-style-name="Text_20_body" style:list-style-name="L1">
      <style:text-properties officeooo:rsid="001d50ce" officeooo:paragraph-rsid="001d50ce"/>
    </style:style>
    <style:style style:name="T1" style:family="text">
      <style:text-properties officeooo:rsid="0018e8b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8e8bc" style:font-style-asian="italic" style:font-style-complex="italic"/>
    </style:style>
    <style:style style:name="T4" style:family="text">
      <style:text-properties fo:font-style="italic" officeooo:rsid="0019835e" style:font-style-asian="italic" style:font-style-complex="italic"/>
    </style:style>
    <style:style style:name="T5" style:family="text">
      <style:text-properties fo:font-style="italic" officeooo:rsid="001f860e" style:font-style-asian="italic" style:font-style-complex="italic"/>
    </style:style>
    <style:style style:name="T6" style:family="text">
      <style:text-properties fo:font-style="italic" officeooo:rsid="0020b625" style:font-style-asian="italic" style:font-style-complex="italic"/>
    </style:style>
    <style:style style:name="T7" style:family="text">
      <style:text-properties fo:font-style="italic" officeooo:rsid="0021f4e5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8e8bc" style:font-style-asian="normal" style:font-style-complex="normal"/>
    </style:style>
    <style:style style:name="T10" style:family="text">
      <style:text-properties fo:font-style="normal" officeooo:rsid="0019835e" style:font-style-asian="normal" style:font-style-complex="normal"/>
    </style:style>
    <style:style style:name="T11" style:family="text">
      <style:text-properties officeooo:rsid="001f0e61"/>
    </style:style>
    <style:style style:name="T12" style:family="text">
      <style:text-properties officeooo:rsid="001f860e"/>
    </style:style>
    <style:style style:name="T13" style:family="text">
      <style:text-properties officeooo:rsid="0020ab35"/>
    </style:style>
    <style:style style:name="T14" style:family="text">
      <style:text-properties officeooo:rsid="0020b625"/>
    </style:style>
    <style:style style:name="T15" style:family="text">
      <style:text-properties officeooo:rsid="0021f4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omework LIMONIER Joris</text:p>
      <text:p text:style-name="Text_20_body"/>
      <text:list xml:id="list1491080941" text:style-name="L1">
        <text:list-item>
          <text:p text:style-name="P3">cd vip_test<text:line-break/>git pull</text:p>
        </text:list-item>
        <text:list-item>
          <text:p text:style-name="P3">git tag start_L.4</text:p>
        </text:list-item>
        <text:list-item>
          <text:p text:style-name="P3">touch 1234.stderr 1234.stdout 432.stderr 432.stdout</text:p>
        </text:list-item>
        <text:list-item>
          <text:p text:style-name="P4">Copy-paste from a github .gitignore template for python. Then I add the following lines:<text:line-break/>*.stderror<text:line-break/>*.stdout<text:line-break/>Then I execute the following commands:<text:line-break/>git add .<text:line-break/><text:span text:style-name="T1">g</text:span>it commit -m “” <text:span text:style-name="T3">(I had done this during the previous lecture and I had forgotten to add this commit so it does not appear in my commit list, but I would write something like g</text:span><text:span text:style-name="T2">it commit -m “</text:span><text:span text:style-name="T3">add stdout and stderr files to .gitignore</text:span><text:span text:style-name="T2">”</text:span><text:span text:style-name="T3">)<text:line-break/>git push</text:span></text:p>
        </text:list-item>
        <text:list-item>
          <text:p text:style-name="P5"><text:span text:style-name="T9">D</text:span><text:span text:style-name="T8">one.</text:span></text:p>
        </text:list-item>
        <text:list-item>
          <text:p text:style-name="P7">git tag addignore</text:p>
        </text:list-item>
        <text:list-item>
          <text:p text:style-name="P7">git add .<text:line-break/>git commit -m “modify gitignore from lottery”<text:line-break/>git push</text:p>
        </text:list-item>
        <text:list-item>
          <text:p text:style-name="P7">Done</text:p>
        </text:list-item>
        <text:list-item>
          <text:p text:style-name="P6"><text:span text:style-name="T8">I use </text:span><text:span text:style-name="T10">mv &lt;name&gt;.&lt;ext&gt; &lt;name&gt;_1.&lt;ext&gt;<text:line-break/>Then:<text:line-break/>git add .<text:line-break/>git commit -m “add ‘_1’ to all .yml and .ipynb files”<text:line-break/>git push</text:span></text:p>
        </text:list-item>
        <text:list-item>
          <text:p text:style-name="P1"><text:span text:style-name="T9">I use </text:span><text:span text:style-name="T10">mv &lt;name&gt;_1.&lt;ext&gt; &lt;name&gt;.&lt;ext&gt; <text:line-break/>Then </text:span><text:span text:style-name="T4">(I had forgotten to do it during last lecture, but here is what I would have done)</text:span><text:span text:style-name="T10">:<text:line-break/>git add .<text:line-break/>git commit -m “remove‘_1’ to all .yml and .ipynb files”<text:line-break/>git push</text:span></text:p>
        </text:list-item>
        <text:list-item>
          <text:p text:style-name="P20"><text:span text:style-name="T10">D</text:span><text:span text:style-name="T8">one</text:span></text:p>
        </text:list-item>
        <text:list-item>
          <text:p text:style-name="P8">git checkout addignore .gitignore</text:p>
        </text:list-item>
        <text:list-item>
          <text:p text:style-name="P8">git status</text:p>
        </text:list-item>
        <text:list-item>
          <text:p text:style-name="P20"><text:span text:style-name="T8">git add .<text:line-break/>git commit -m “add untracked files” </text:span><text:span text:style-name="T2">(all my files were already tracked so there was nothing to commit”</text:span><text:span text:style-name="T8"><text:line-break/></text:span><text:soft-page-break/><text:span text:style-name="T8">git push</text:span></text:p>
        </text:list-item>
        <text:list-item>
          <text:p text:style-name="P8">Done</text:p>
        </text:list-item>
        <text:list-item>
          <text:p text:style-name="P9">This didn’t work for me <text:span text:style-name="T15">(</text:span><text:span text:style-name="T7">I saw your message on Slack only after I was done with the</text:span></text:p>
        </text:list-item>
        <text:list-item>
          <text:p text:style-name="P12">git config --list</text:p>
        </text:list-item>
        <text:list-item>
          <text:p text:style-name="P9">I cannot because of question 16</text:p>
        </text:list-item>
        <text:list-item>
          <text:p text:style-name="P12">git checkout -b my_branch</text:p>
        </text:list-item>
        <text:list-item>
          <text:p text:style-name="P12">rm -r *.stderr *.stdout *.py.save cycle_gan/ CycleGAN.ipynb data datasets/ docs/ environment.yml <text:s/>imgs/ LICENSE <text:s/>models/ options/ pix2pix.ipynb <text:s/>requirements.txt scripts/ util/ VP.jpeg<text:line-break/><text:span text:style-name="T11">git add .<text:line-break/>git commit -m “keep only *.py, test_file and README.md”<text:line-break/>git push -</text:span><text:span text:style-name="T12">u origin my_branch</text:span></text:p>
        </text:list-item>
        <text:list-item>
          <text:p text:style-name="P13">git add file_from_my_branch<text:line-break/>git commit -m “add file_from_my_branch”<text:line-break/>git push</text:p>
        </text:list-item>
        <text:list-item>
          <text:p text:style-name="P13">Done</text:p>
        </text:list-item>
        <text:list-item>
          <text:p text:style-name="P13">git checkout main</text:p>
        </text:list-item>
        <text:list-item>
          <text:p text:style-name="P13">Using GitHub CLI:<text:line-break/>gh pr create<text:line-break/>→ <text:span text:style-name="T2">then merge from GitHub website</text:span></text:p>
        </text:list-item>
        <text:list-item>
          <text:p text:style-name="P14">git branch -d my_branch</text:p>
        </text:list-item>
        <text:list-item>
          <text:p text:style-name="P14">git checkout -b new_branch</text:p>
        </text:list-item>
        <text:list-item>
          <text:p text:style-name="P2">nano README.md<text:line-break/>this line was added from new_branch<text:line-break/><text:span text:style-name="T13">[</text:span>Ctrl+X<text:span text:style-name="T13">]</text:span><text:line-break/><text:span text:style-name="T13">[</text:span>Y<text:span text:style-name="T13">]</text:span><text:line-break/><text:span text:style-name="T13">[</text:span>Enter<text:span text:style-name="T13">]<text:line-break/>git add .<text:line-break/>git commit -m “add line to README”<text:line-break/>git push -u origin new_branch</text:span></text:p>
        </text:list-item>
        <text:list-item>
          <text:p text:style-name="P14">git checkout main</text:p>
        </text:list-item>
        <text:list-item>
          <text:p text:style-name="P14">nano README.md<text:line-break/>this line was added from new_branch<text:line-break/>[Ctrl+X]<text:line-break/>[Y]<text:line-break/>[Enter]<text:line-break/>git add .<text:line-break/>git commit -m “add line to README (from main)”<text:line-break/>git push<text:line-break/><text:soft-page-break/>→ <text:span text:style-name="T2">Gives an error because remote contains work that I do not have locally</text:span></text:p>
        </text:list-item>
        <text:list-item>
          <text:p text:style-name="P15"><text:span text:style-name="T12">Using GitHub CLI:<text:line-break/>gh pr create<text:line-break/>→ </text:span><text:span text:style-name="T5">then </text:span><text:span text:style-name="T6">try to </text:span><text:span text:style-name="T5">merge from GitHub website</text:span><text:line-break/>→<text:span text:style-name="T14"> </text:span>Since the README’s from both branch have new changes, there are conflicts that need to be solved</text:p>
        </text:list-item>
        <text:list-item>
          <text:p text:style-name="P9">Since it is bad practice to push directly to main branch, I deleted the changes made in main.</text:p>
        </text:list-item>
        <text:list-item>
          <text:p text:style-name="P9">I cannot because of question 16</text:p>
        </text:list-item>
        <text:list-item>
          <text:p text:style-name="P16">git checkout start_L.4</text:p>
        </text:list-item>
        <text:list-item>
          <text:p text:style-name="P16">git switch -c old_version</text:p>
        </text:list-item>
        <text:list-item>
          <text:p text:style-name="P16">git push -u origin old_version</text:p>
        </text:list-item>
        <text:list-item>
          <text:p text:style-name="P16">git status<text:line-break/>ls</text:p>
        </text:list-item>
        <text:list-item>
          <text:p text:style-name="P17">git checkout start_L.4 environment.yml<text:line-break/>(this outputs “Updated 0 paths from d4e30d2”)</text:p>
        </text:list-item>
        <text:list-item>
          <text:p text:style-name="P18">git status<text:line-break/>ls<text:line-break/>(no difference)</text:p>
        </text:list-item>
        <text:list-item>
          <text:p text:style-name="P18">git add .<text:line-break/>git commit -m “tried to restore environment.yml”<text:line-break/>git push</text:p>
        </text:list-item>
        <text:list-item>
          <text:p text:style-name="P10">I cannot because of question 16</text:p>
        </text:list-item>
        <text:list-item>
          <text:p text:style-name="P19">git reset --hard gitignore<text:line-break/><text:span text:style-name="T2">fatal: ambiguous argument 'gitignore': unknown revision or path not in the working tree.</text:span></text:p>
        </text:list-item>
        <text:list-item>
          <text:p text:style-name="P11">I cannot because of question 16</text:p>
        </text:list-item>
        <text:list-item>
          <text:p text:style-name="P11">I cannot because of question 16</text:p>
        </text:list-item>
        <text:list-item>
          <text:p text:style-name="P19">Don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4T17:27:21.608682844</dc:date>
    <meta:editing-duration>PT26M19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" meta:paragraph-count="45" meta:word-count="546" meta:character-count="3004" meta:non-whitespace-character-count="2545"/>
  </office:meta>
</office:document-meta>
</file>